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67be" officeooo:paragraph-rsid="000d67be"/>
    </style:style>
    <style:style style:name="P2" style:family="paragraph" style:parent-style-name="Standard">
      <style:paragraph-properties fo:text-align="start" style:justify-single-word="false"/>
      <style:text-properties officeooo:rsid="000d67be" officeooo:paragraph-rsid="0016db5b"/>
    </style:style>
    <style:style style:name="P3" style:family="paragraph" style:parent-style-name="Standard">
      <style:paragraph-properties fo:text-align="start" style:justify-single-word="false"/>
      <style:text-properties officeooo:rsid="000d67be" officeooo:paragraph-rsid="0017a67f"/>
    </style:style>
    <style:style style:name="P4" style:family="paragraph" style:parent-style-name="Standard">
      <style:paragraph-properties fo:text-align="start" style:justify-single-word="false"/>
      <style:text-properties officeooo:rsid="0010a263" officeooo:paragraph-rsid="0010a263"/>
    </style:style>
    <style:style style:name="P5" style:family="paragraph" style:parent-style-name="Standard">
      <style:paragraph-properties fo:text-align="start" style:justify-single-word="false"/>
      <style:text-properties officeooo:rsid="0010a263" officeooo:paragraph-rsid="0016db5b"/>
    </style:style>
    <style:style style:name="P6" style:family="paragraph" style:parent-style-name="Standard">
      <style:paragraph-properties fo:text-align="start" style:justify-single-word="false"/>
      <style:text-properties officeooo:rsid="0016db5b" officeooo:paragraph-rsid="0016db5b"/>
    </style:style>
    <style:style style:name="P7" style:family="paragraph" style:parent-style-name="Standard">
      <style:paragraph-properties fo:text-align="start" style:justify-single-word="false"/>
      <style:text-properties officeooo:rsid="0016db5b" officeooo:paragraph-rsid="0017a67f"/>
    </style:style>
    <style:style style:name="P8" style:family="paragraph" style:parent-style-name="Standard">
      <style:paragraph-properties fo:text-align="start" style:justify-single-word="false"/>
      <style:text-properties officeooo:rsid="000d67be" officeooo:paragraph-rsid="0016db5b"/>
    </style:style>
    <style:style style:name="P9" style:family="paragraph" style:parent-style-name="Standard">
      <style:paragraph-properties fo:text-align="start" style:justify-single-word="false"/>
      <style:text-properties officeooo:rsid="000d67be" officeooo:paragraph-rsid="000d67be"/>
    </style:style>
    <style:style style:name="P10" style:family="paragraph" style:parent-style-name="Standard">
      <style:paragraph-properties fo:text-align="start" style:justify-single-word="false"/>
      <style:text-properties officeooo:rsid="000d67be" officeooo:paragraph-rsid="0018c622"/>
    </style:style>
    <style:style style:name="P11" style:family="paragraph" style:parent-style-name="Standard">
      <style:paragraph-properties fo:text-align="start" style:justify-single-word="false"/>
      <style:text-properties officeooo:rsid="0018c622" officeooo:paragraph-rsid="0018c622"/>
    </style:style>
    <style:style style:name="P12" style:family="paragraph" style:parent-style-name="Standard">
      <style:paragraph-properties fo:text-align="start" style:justify-single-word="false"/>
      <style:text-properties officeooo:rsid="0016db5b" officeooo:paragraph-rsid="0018c622"/>
    </style:style>
    <style:style style:name="P13" style:family="paragraph" style:parent-style-name="Standard">
      <style:paragraph-properties fo:text-align="start" style:justify-single-word="false"/>
      <style:text-properties officeooo:rsid="0010a263" officeooo:paragraph-rsid="0018c622"/>
    </style:style>
    <style:style style:name="T1" style:family="text">
      <style:text-properties officeooo:rsid="000f526d"/>
    </style:style>
    <style:style style:name="T2" style:family="text">
      <style:text-properties officeooo:rsid="0016db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a67f"/>
    </style:style>
    <style:style style:name="T5" style:family="text">
      <style:text-properties officeooo:rsid="0018c622"/>
    </style:style>
    <style:style style:name="T6" style:family="text">
      <style:text-properties officeooo:rsid="0010a2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</text:p>
      <text:p text:style-name="P1">Thank you for purchasing this <text:span text:style-name="T5">LCD upgrade</text:span> kit for the <text:span text:style-name="T1">Pure </text:span>Evoke Flow radio.</text:p>
      <text:p text:style-name="P2">Fitting instructions can be downloaded from:<text:line-break/><text:a xlink:type="simple" xlink:href="http://www.davidmpye.com/files/LCDInstructions.pdf" text:style-name="Internet_20_link" text:visited-style-name="Visited_20_Internet_20_Link">http://www.davidmpye.</text:a><text:a xlink:type="simple" xlink:href="http://www.davidmpye.com/files/LCDInstructions.pdf" text:style-name="Internet_20_link" text:visited-style-name="Visited_20_Internet_20_Link"><text:span text:style-name="T2">com/files/</text:span></text:a><text:a xlink:type="simple" xlink:href="http://www.davidmpye.com/files/LCDInstructions.pdf" text:style-name="Internet_20_link" text:visited-style-name="Visited_20_Internet_20_Link"><text:span text:style-name="T5">LCDInstructions.pdf</text:span></text:a></text:p>
      <text:p text:style-name="P11">(please note the capital letters in the link are important)</text:p>
      <text:p text:style-name="P2"/>
      <text:p text:style-name="P7"><text:span text:style-name="T3">Please note: <text:s text:c="3"/></text:span><text:span text:style-name="T6">The attached </text:span><text:span text:style-name="T5">four</text:span><text:span text:style-name="T6"> screws should be used to secure the circuit board/</text:span><text:span text:style-name="T5">the included plastic bracket – they are just the right length)</text:span></text:p>
      <text:p text:style-name="P4"/>
      <text:p text:style-name="P1">davidmpye@gmail.com</text:p>
      <text:p text:style-name="P1">David Pye</text:p>
      <text:p text:style-name="P1"/>
      <text:p text:style-name="P11"/>
      <text:p text:style-name="P10">Hi!</text:p>
      <text:p text:style-name="P10">Thank you for purchasing this <text:span text:style-name="T5">LCD upgrade</text:span> kit for the <text:span text:style-name="T1">Pure </text:span>Evoke Flow radio.</text:p>
      <text:p text:style-name="P10">Fitting instructions can be downloaded from:<text:line-break/><text:a xlink:type="simple" xlink:href="http://www.davidmpye.com/files/LCDInstructions.pdf" text:style-name="Internet_20_link" text:visited-style-name="Visited_20_Internet_20_Link">http://www.davidmpye.</text:a><text:a xlink:type="simple" xlink:href="http://www.davidmpye.com/files/LCDInstructions.pdf" text:style-name="Internet_20_link" text:visited-style-name="Visited_20_Internet_20_Link"><text:span text:style-name="T2">com/files/</text:span></text:a><text:a xlink:type="simple" xlink:href="http://www.davidmpye.com/files/LCDInstructions.pdf" text:style-name="Internet_20_link" text:visited-style-name="Visited_20_Internet_20_Link"><text:span text:style-name="T5">LCDInstructions.pdf</text:span></text:a></text:p>
      <text:p text:style-name="P11">(please note the capital letters in the link are important)</text:p>
      <text:p text:style-name="P10"/>
      <text:p text:style-name="P12"><text:span text:style-name="T3">Please note: <text:s text:c="3"/></text:span><text:span text:style-name="T6">The attached </text:span><text:span text:style-name="T5">four</text:span><text:span text:style-name="T6"> screws should be used to secure the circuit board/</text:span><text:span text:style-name="T5">the included plastic bracket – they are just the right length)</text:span></text:p>
      <text:p text:style-name="P13"/>
      <text:p text:style-name="P10">davidmpye@gmail.com</text:p>
      <text:p text:style-name="P10">David Pye</text:p>
      <text:p text:style-name="P10"/>
      <text:p text:style-name="P10"/>
      <text:p text:style-name="P10">Hi!</text:p>
      <text:p text:style-name="P10">Thank you for purchasing this <text:span text:style-name="T5">LCD upgrade</text:span> kit for the <text:span text:style-name="T1">Pure </text:span>Evoke Flow radio.</text:p>
      <text:p text:style-name="P10">Fitting instructions can be downloaded from:<text:line-break/><text:a xlink:type="simple" xlink:href="http://www.davidmpye.com/files/LCDInstructions.pdf" text:style-name="Internet_20_link" text:visited-style-name="Visited_20_Internet_20_Link">http://www.davidmpye.</text:a><text:a xlink:type="simple" xlink:href="http://www.davidmpye.com/files/LCDInstructions.pdf" text:style-name="Internet_20_link" text:visited-style-name="Visited_20_Internet_20_Link"><text:span text:style-name="T2">com/files/</text:span></text:a><text:a xlink:type="simple" xlink:href="http://www.davidmpye.com/files/LCDInstructions.pdf" text:style-name="Internet_20_link" text:visited-style-name="Visited_20_Internet_20_Link"><text:span text:style-name="T5">LCDInstructions.pdf</text:span></text:a></text:p>
      <text:p text:style-name="P11">(please note the capital letters in the link are important)</text:p>
      <text:p text:style-name="P10"/>
      <text:p text:style-name="P12"><text:span text:style-name="T3">Please note: <text:s text:c="3"/></text:span><text:span text:style-name="T6">The attached </text:span><text:span text:style-name="T5">four</text:span><text:span text:style-name="T6"> screws should be used to secure the circuit board/</text:span><text:span text:style-name="T5">the included plastic bracket – they are just the right length)</text:span></text:p>
      <text:p text:style-name="P13"/>
      <text:p text:style-name="P10">davidmpye@gmail.com</text:p>
      <text:p text:style-name="P10">David Pye</text:p>
      <text:p text:style-name="P10"/>
      <text:p text:style-name="P10"/>
      <text:p text:style-name="P10">Hi!</text:p>
      <text:p text:style-name="P10">Thank you for purchasing this <text:span text:style-name="T5">LCD upgrade</text:span> kit for the <text:span text:style-name="T1">Pure </text:span>Evoke Flow radio.</text:p>
      <text:p text:style-name="P10">Fitting instructions can be downloaded from:<text:line-break/><text:a xlink:type="simple" xlink:href="http://www.davidmpye.com/files/LCDInstructions.pdf" text:style-name="Internet_20_link" text:visited-style-name="Visited_20_Internet_20_Link">http://www.davidmpye.</text:a><text:a xlink:type="simple" xlink:href="http://www.davidmpye.com/files/LCDInstructions.pdf" text:style-name="Internet_20_link" text:visited-style-name="Visited_20_Internet_20_Link"><text:span text:style-name="T2">com/files/</text:span></text:a><text:a xlink:type="simple" xlink:href="http://www.davidmpye.com/files/LCDInstructions.pdf" text:style-name="Internet_20_link" text:visited-style-name="Visited_20_Internet_20_Link"><text:span text:style-name="T5">LCDInstructions.pdf</text:span></text:a></text:p>
      <text:p text:style-name="P11">(please note the capital letters in the link are important)</text:p>
      <text:p text:style-name="P10"/>
      <text:p text:style-name="P12"><text:span text:style-name="T3">Please note: <text:s text:c="3"/></text:span><text:span text:style-name="T6">The attached </text:span><text:span text:style-name="T5">four</text:span><text:span text:style-name="T6"> screws should be used to secure the circuit board/</text:span><text:span text:style-name="T5">the included plastic bracket – they are just the right length)</text:span></text:p>
      <text:p text:style-name="P13"/>
      <text:p text:style-name="P10">davidmpye@gmail.com</text:p>
      <text:p text:style-name="P10">David Pye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2:09:21.787975179</meta:creation-date>
    <meta:print-date>2022-02-05T12:03:51.363343497</meta:print-date>
    <dc:date>2022-02-05T12:04:03.169895858</dc:date>
    <meta:editing-duration>PT4H34M9S</meta:editing-duration>
    <meta:editing-cycles>7</meta:editing-cycles>
    <meta:generator>LibreOffice/7.3.0.2$Linux_X86_64 LibreOffice_project/30$Build-2</meta:generator>
    <meta:document-statistic meta:table-count="0" meta:image-count="0" meta:object-count="0" meta:page-count="1" meta:paragraph-count="28" meta:word-count="232" meta:character-count="1628" meta:non-whitespace-character-count="1408"/>
  </office:meta>
</office:document-meta>
</file>